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Arial" officeooo:rsid="0002e3a9" officeooo:paragraph-rsid="0002e3a9"/>
    </style:style>
    <style:style style:name="P2" style:family="paragraph" style:parent-style-name="Standard">
      <style:text-properties style:font-name="Arial" style:text-underline-style="solid" style:text-underline-width="auto" style:text-underline-color="font-color" officeooo:rsid="0002e3a9" officeooo:paragraph-rsid="0002e3a9"/>
    </style:style>
    <style:style style:name="P3" style:family="paragraph" style:parent-style-name="Standard">
      <style:text-properties style:font-name="Arial" style:text-underline-style="none" officeooo:rsid="0002e3a9" officeooo:paragraph-rsid="0002e3a9"/>
    </style:style>
    <style:style style:name="P4" style:family="paragraph" style:parent-style-name="Text_20_body">
      <style:text-properties style:text-underline-style="solid" style:text-underline-width="auto" style:text-underline-color="font-color" officeooo:rsid="0002e3a9" officeooo:paragraph-rsid="0002e3a9"/>
    </style:style>
    <style:style style:name="P5" style:family="paragraph" style:parent-style-name="Text_20_body">
      <style:text-properties style:text-underline-style="none" officeooo:rsid="0002e3a9" officeooo:paragraph-rsid="0002e3a9"/>
    </style:style>
    <style:style style:name="P6" style:family="paragraph" style:parent-style-name="Text_20_body" style:list-style-name="L2"/>
    <style:style style:name="P7" style:family="paragraph" style:parent-style-name="Text_20_body">
      <style:text-properties style:font-name="Arial" officeooo:rsid="00016a05" officeooo:paragraph-rsid="00016a05"/>
    </style:style>
    <style:style style:name="P8" style:family="paragraph" style:parent-style-name="Text_20_body">
      <style:text-properties style:font-name="Arial"/>
    </style:style>
    <style:style style:name="P9" style:family="paragraph" style:parent-style-name="Text_20_body">
      <style:text-properties style:font-name="Arial" style:text-underline-style="none" officeooo:rsid="0002e3a9" officeooo:paragraph-rsid="0002e3a9"/>
    </style:style>
    <style:style style:name="P10" style:family="paragraph" style:parent-style-name="Text_20_body">
      <style:paragraph-properties fo:break-before="page"/>
      <style:text-properties style:font-name="Arial" style:text-underline-style="none" officeooo:rsid="0002e3a9" officeooo:paragraph-rsid="0002e3a9"/>
    </style:style>
    <style:style style:name="P11" style:family="paragraph" style:parent-style-name="Text_20_body">
      <style:text-properties style:font-name="Arial" style:text-underline-style="none"/>
    </style:style>
    <style:style style:name="P12" style:family="paragraph" style:parent-style-name="Text_20_body" style:list-style-name="L1">
      <style:paragraph-properties fo:margin-top="0cm" fo:margin-bottom="0cm" style:contextual-spacing="false"/>
      <style:text-properties style:font-name="Arial"/>
    </style:style>
    <style:style style:name="P13" style:family="paragraph" style:parent-style-name="Text_20_body" style:list-style-name="L1">
      <style:text-properties style:font-name="Arial"/>
    </style:style>
    <style:style style:name="T1" style:family="text">
      <style:text-properties officeooo:rsid="0002e3a9"/>
    </style:style>
    <style:style style:name="T2" style:family="text">
      <style:text-properties style:font-name="Arial"/>
    </style:style>
    <style:style style:name="T3" style:family="text">
      <style:text-properties style:font-name="Arial" style:text-underline-style="solid" style:text-underline-width="auto" style:text-underline-color="font-color"/>
    </style:style>
    <style:style style:name="T4" style:family="text">
      <style:text-properties style:font-name="Arial" style:text-underline-style="non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IA 1 def</text:p>
      <text:p text:style-name="P8"/>
      <text:p text:style-name="P8">La méthode "jouerIA" <text:span text:style-name="T1">est</text:span> utilisée pour implémenter une intelligence artificielle dans un jeu en utilisant une stratégie aléatoire. Il prend en entrée une variable "couleur" de type char qui représente la couleur du joueur pour lequel l'IA joue. Il initialise un tableau de chaînes de caractères "String[] mvt" qui contiendra les coordonnées du mouvement sélectionné. Il utilise également un objet "Random rand" pour générer des nombres aléatoires pour sélectionner le mouvement.</text:p>
      <text:p text:style-name="P8">La méthode déclare ensuite une liste "casesLibres" qui contiendra les coordonnées des cases libres autour des pions de la couleur donnée. Il utilise une boucle imbriquée pour parcourir toutes les cases de l'état actuel du jeu (state). Pour chaque case, si elle est vide (state[i][j] == '.'), il vérifie les cases adjacentes pour voir si elles contiennent des pions de la couleur donnée. S'il en trouve, il ajoute les coordonnées de ces cases à la liste "casesLibres".</text:p>
      <text:p text:style-name="P8">Une fois que la boucle a fini de parcourir toutes les cases, il utilise l'objet "Random rand" pour générer un nombre aléatoire qui correspond à un index de la liste "casesLibres". Il utilise ensuite les coordonnées de cette case pour jouer le mouvement. Il retourne ensuite le mouvement sous forme de tableau de chaînes de caractères "String[] mvt" qui contient les coordonnées du mouvement.</text:p>
      <text:p text:style-name="P8">En résumé, cette méthode implémente une intelligence artificielle qui joue de manière aléatoire en cherchant les cases libres autour des pions de la couleur donnée pour choisir un mouvement.</text:p>
      <text:p text:style-name="P1"/>
      <text:p text:style-name="P2">Avantage et inconvénient </text:p>
      <text:p text:style-name="P2"/>
      <text:p text:style-name="P9">Avec cette méthode, le joueur IA parcourt toutes les cases libres du plateau (state) et recherche les pièces de la couleur donnée (couleur) qui se trouvent autour de ces cases libres. Il ajoute ensuite ces pièces à une liste (casesLibres) de pièces qui peuvent être déplacées. Si la liste n'est pas vide, il choisit aléatoirement une pièce dans la liste et utilise une méthode existante (possibleDests) pour trouver les destinations possibles pour cette pièce. Il choisit aléatoirement une destination parmi ces destinations possibles et retourne les coordonnées de départ et de destination de la pièce choisie en utilisant un tableau de chaînes de caractères (mvt).</text:p>
      <text:p text:style-name="P11">L'inconvénient de cette méthode est qu'elle ne prend pas en compte les coups potentiels des adversaires ou les objectifs à long terme, elle ne garantit pas une performance optimale car elle ne tient pas compte des positions des pièces ou des stratégies de jeu. Elle ne prend pas en compte les état futur du jeu, cela peut causer des erreurs de jeu, comme bloquer des pièces importantes. Il est donc important de la combiner avec d'autres techniques d'IA pour améliorer les performances de l'IA.</text:p>
      <text:p text:style-name="P11"/>
      <text:p text:style-name="P10">IA2</text:p>
      <text:p text:style-name="P5"><text:span text:style-name="T2">La méthode </text:span><text:span text:style-name="Source_20_Text"><text:span text:style-name="T2">jouerIA2(char couleur)</text:span></text:span><text:span text:style-name="T2"> est une fonction qui joue un coup aléatoire pour un joueur de la couleur donnée dans un jeu de plateau. Elle utilise un état de jeu (state) qui est un tableau de caractères pour déterminer les pièces de la couleur donnée (couleur) sur le plateau. Elle utilise également une méthode existante (possibleDests) pour trouver les destinations possibles pour ces pièces.</text:span></text:p>
      <text:p text:style-name="P8">La méthode commence par créer un objet aléatoire (rand) pour générer des nombres aléatoires. Elle crée également un tableau de chaînes de caractères (mvt) pour stocker les coordonnées de départ et de destination de la pièce choisie. Ensuite, la méthode entre dans une boucle qui ne s'arrête que lorsqu'une pièce valide est trouvée.</text:p>
      <text:p text:style-name="P8">Dans la boucle, la méthode génère aléatoirement des coordonnées de ligne et de colonne (idLettre et idCol) pour une pièce sur le plateau. Si la pièce correspond à la couleur donnée (couleur) et si la pièce existe à ces coordonnées, la méthode utilise la méthode possibleDests pour trouver les destinations possibles pour cette pièce. Ensuite, elle parcourt les destinations possibles pour trouver une destination qui est vide (état[destinations[i].charAt(0) - 'A'][destinations[i].charAt(1) - '0'] == '.'). Si une telle destination est trouvée, la méthode stocke les coordonnées de départ et de destination de la pièce choisie dans le tableau mvt et modifie la variable found pour sortir de la boucle.</text:p>
      <text:p text:style-name="P8">Une fois la boucle terminée, la méthode retourne le tableau mvt contenant les coordonnées de départ et de destination de la pièce choisie.</text:p>
      <text:p text:style-name="P8">Les inconvénients de cette méthode sont :</text:p>
      <text:list xml:id="list843638808" text:style-name="L1">
        <text:list-item>
          <text:p text:style-name="P12">Elle ne prend pas en compte les coups potentiels des adversaires ou les objectifs à long terme</text:p>
        </text:list-item>
        <text:list-item>
          <text:p text:style-name="P12">Elle ne garantit pas une performance optimale car elle ne tient pas compte des positions des pièces ou des stratégies de jeu.</text:p>
        </text:list-item>
        <text:list-item>
          <text:p text:style-name="P12">L'aléatoire peut conduire à des erreurs de jeu, comme bloquer des pièces importantes.</text:p>
        </text:list-item>
        <text:list-item>
          <text:p text:style-name="P13">Elle peut entrer dans une boucle infinie si aucun coup valide n'est trouvé</text:p>
        </text:list-item>
      </text:list>
      <text:p text:style-name="P3"/>
      <text:p text:style-name="P3"/>
      <text:p text:style-name="P3"/>
      <text:p text:style-name="P3"/>
      <text:p text:style-name="P2">Comparaison</text:p>
      <text:p text:style-name="P2"/>
      <text:p text:style-name="P2"/>
      <text:p text:style-name="P4"><text:span text:style-name="T4">Les deux méthodes </text:span><text:span text:style-name="Source_20_Text"><text:span text:style-name="T4">jouerIA1(char couleur)</text:span></text:span><text:span text:style-name="T4"> et </text:span><text:span text:style-name="Source_20_Text"><text:span text:style-name="T4">jouerIA2(char couleur)</text:span></text:span><text:span text:style-name="T4"> ont pour objectif de jouer un coup aléatoire pour un joueur de la couleur donnée dans un jeu de plateau. Cependant, elles fonctionnent de manière un peu différente :</text:span></text:p>
      <text:list xml:id="list1961163940" text:style-name="L2">
        <text:list-item>
          <text:p text:style-name="P6"><text:span text:style-name="T4">La méthode </text:span><text:span text:style-name="Source_20_Text"><text:span text:style-name="T4">jouerIA1(char couleur)</text:span></text:span><text:span text:style-name="T4"> parcourt toutes les cases libres du plateau (state) et recherche les pièces de la couleur donnée (couleur) qui se trouvent autour de ces cases libres. Elle ajoute ensuite ces pièces à une liste (casesLibres) de pièces qui peuvent être déplacées. Si la liste n'est pas vide, elle choisit aléatoirement une pièce dans la liste et utilise une méthode existante </text:span><text:soft-page-break/><text:span text:style-name="T4">(possibleDests) pour trouver les destinations possibles pour cette pièce. Elle choisit aléatoirement une destination parmi ces destinations possibles et retourne les coordonnées de départ et de destination de la pièce choisie.</text:span></text:p>
        </text:list-item>
        <text:list-item>
          <text:p text:style-name="P6"><text:span text:style-name="T4">La méthode </text:span><text:span text:style-name="Source_20_Text"><text:span text:style-name="T4">jouerIA2(char couleur)</text:span></text:span><text:span text:style-name="T4"> génère aléatoirement des coordonnées de ligne et de colonne (idLettre et idCol) pour une pièce sur le plateau. Si la pièce correspond à la couleur donnée (couleur) et si la pièce existe à ces coordonnées, elle utilise la méthode possibleDests pour trouver les destinations possibles pour cette pièce. Ensuite, elle parcourt les destinations possibles pour trouver une destination qui est vide. Si une telle destination est trouvée, elle stocke les coordonnées de départ et de destination de la pièce choisie dans un tableau et retourne ce tableau.</text:span></text:p>
        </text:list-item>
      </text:list>
      <text:p text:style-name="P11">Les deux méthodes sont assez similaires dans le sens où elles utilisent des nombres aléatoires pour choisir les pièces et les destinations. La principale différence est que la première méthode parcourt toutes les cases libres du plateau pour trouver les pièces qui peuvent être déplacées alors que la deuxième génère aléatoirement les coordonnées d'une pièce pour trouver une destination valide. Cependant, les deux méthodes ne prennent pas en compte les coups potentiels des adversaires ou les objectifs à long terme, elles ne garantissent pas une performance optimale car elles ne tiennent pas compte des positions des pièces ou des stratégies de jeu.</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3T15:42:18.864479241</meta:creation-date>
    <dc:date>2023-01-13T17:32:29.722584250</dc:date>
    <meta:editing-duration>PT4M38S</meta:editing-duration>
    <meta:editing-cycles>2</meta:editing-cycles>
    <meta:generator>LibreOffice/7.3.7.2$Linux_X86_64 LibreOffice_project/30$Build-2</meta:generator>
    <meta:document-statistic meta:table-count="0" meta:image-count="0" meta:object-count="0" meta:page-count="3" meta:paragraph-count="23" meta:word-count="1088" meta:character-count="6810" meta:non-whitespace-character-count="5750"/>
  </office:meta>
</office:document-meta>
</file>